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545d50"/>
    </style:style>
    <style:style style:name="T39" style:family="text">
      <style:text-properties officeooo:rsid="0058f64f"/>
    </style:style>
    <style:style style:name="T40" style:family="text">
      <style:text-properties officeooo:rsid="005add21"/>
    </style:style>
    <style:style style:name="T41" style:family="text">
      <style:text-properties officeooo:rsid="005bb9ef"/>
    </style:style>
    <style:style style:name="T42" style:family="text">
      <style:text-properties officeooo:rsid="005d5ce2"/>
    </style:style>
    <style:style style:name="T43" style:family="text">
      <style:text-properties officeooo:rsid="005fad93"/>
    </style:style>
    <style:style style:name="T44" style:family="text">
      <style:text-properties officeooo:rsid="005fcb05"/>
    </style:style>
    <style:style style:name="T45" style:family="text">
      <style:text-properties officeooo:rsid="0060f42c"/>
    </style:style>
    <style:style style:name="T46" style:family="text">
      <style:text-properties officeooo:rsid="006158e5"/>
    </style:style>
    <style:style style:name="T47" style:family="text">
      <style:text-properties officeooo:rsid="0062f786"/>
    </style:style>
    <style:style style:name="T48" style:family="text">
      <style:text-properties officeooo:rsid="00656dc9"/>
    </style:style>
    <style:style style:name="T49" style:family="text">
      <style:text-properties officeooo:rsid="0067c225"/>
    </style:style>
    <style:style style:name="T50" style:family="text">
      <style:text-properties officeooo:rsid="00681301"/>
    </style:style>
    <style:style style:name="T51" style:family="text">
      <style:text-properties style:text-underline-style="none"/>
    </style:style>
    <style:style style:name="T52" style:family="text">
      <style:text-properties officeooo:rsid="00688b3a"/>
    </style:style>
    <style:style style:name="T53" style:family="text">
      <style:text-properties officeooo:rsid="00696eec"/>
    </style:style>
    <style:style style:name="T54" style:family="text">
      <style:text-properties officeooo:rsid="006a5128"/>
    </style:style>
    <style:style style:name="T55" style:family="text">
      <style:text-properties officeooo:rsid="006d2c5a"/>
    </style:style>
    <style:style style:name="T56" style:family="text">
      <style:text-properties officeooo:rsid="006eb64e"/>
    </style:style>
    <style:style style:name="T57" style:family="text">
      <style:text-properties officeooo:rsid="00705db9"/>
    </style:style>
    <style:style style:name="T58" style:family="text">
      <style:text-properties officeooo:rsid="0072ac01"/>
    </style:style>
    <style:style style:name="T59" style:family="text">
      <style:text-properties officeooo:rsid="007452f4"/>
    </style:style>
    <style:style style:name="T60" style:family="text">
      <style:text-properties officeooo:rsid="007493f4"/>
    </style:style>
    <style:style style:name="T61" style:family="text">
      <style:text-properties officeooo:rsid="0075de01"/>
    </style:style>
    <style:style style:name="T62" style:family="text">
      <style:text-properties officeooo:rsid="007687cf"/>
    </style:style>
    <style:style style:name="T63" style:family="text">
      <style:text-properties officeooo:rsid="007856c0"/>
    </style:style>
    <style:style style:name="T64" style:family="text">
      <style:text-properties officeooo:rsid="00799ebb"/>
    </style:style>
    <style:style style:name="T65" style:family="text">
      <style:text-properties officeooo:rsid="007b4778"/>
    </style:style>
    <style:style style:name="T66" style:family="text">
      <style:text-properties officeooo:rsid="007e280d"/>
    </style:style>
    <style:style style:name="T67" style:family="text">
      <style:text-properties officeooo:rsid="007fa102"/>
    </style:style>
    <style:style style:name="T68" style:family="text">
      <style:text-properties officeooo:rsid="007fc053"/>
    </style:style>
    <style:style style:name="T69" style:family="text">
      <style:text-properties officeooo:rsid="0081cf85"/>
    </style:style>
    <style:style style:name="T70" style:family="text">
      <style:text-properties officeooo:rsid="0083f1f4"/>
    </style:style>
    <style:style style:name="T71" style:family="text">
      <style:text-properties officeooo:rsid="00845099"/>
    </style:style>
    <style:style style:name="T72" style:family="text">
      <style:text-properties officeooo:rsid="0086c512"/>
    </style:style>
    <style:style style:name="T73" style:family="text">
      <style:text-properties officeooo:rsid="00877aff"/>
    </style:style>
    <style:style style:name="T74" style:family="text">
      <style:text-properties officeooo:rsid="0087e7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1486477946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0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enses and Sensibilities <text:span text:style-name="T74">(Zwierzęce Zmysły)</text:span>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3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<text:soft-page-break/>Assasin Strike (Cios Skrytobójcy)</text:p>
        </text:list-item>
        <text:list-item>
          <text:p text:style-name="P53"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902439908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1">Drużyna</text:span> <text:span text:style-name="T53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3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3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<text:soft-page-break/>Bound Magic Creature (Zwią<text:span text:style-name="T62">zana</text:span> Magiczn<text:span text:style-name="T62">a</text:span> Istot<text:span text:style-name="T62">a</text:span>)</text:p>
        </text:list-item>
        <text:list-item>
          <text:p text:style-name="P58"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1297917388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1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v<text:span text:style-name="T64">a</text:span>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<text:soft-page-break/>Command Spirit (Rozkazywanie Duchom)</text:p>
        </text:list-item>
        <text:list-item>
          <text:p text:style-name="P64"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3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2717780969653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<text:soft-page-break/>Dark Matter Structure (Budowla Ciemnej Materii)</text:p>
        </text:list-item>
        <text:list-item>
          <text:p text:style-name="P67"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<text:span text:style-name="T67">c</text:span>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<text:span text:style-name="T67">s</text:span>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<text:soft-page-break/>Distortion (Zamglenie)</text:p>
        </text:list-item>
        <text:list-item>
          <text:p text:style-name="P70"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4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6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605666182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<text:soft-page-break/>Endurance (Wytrzymałość)</text:p>
        </text:list-item>
        <text:list-item>
          <text:p text:style-name="P77"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1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5">e</text:span>m<text:span text:style-name="T45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3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<text:soft-page-break/>Eyes Adjusted (Dostosowanie Oczy)</text:p>
        </text:list-item>
      </text:list>
      <text:p text:style-name="P10"/>
      <text:p text:style-name="P11">F</text:p>
      <text:p text:style-name="P10"/>
      <text:list xml:id="list1392728185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6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e<text:span text:style-name="T65">a</text:span>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3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3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<text:soft-page-break/>Force Blast (Wystrzał Mocy)</text:p>
        </text:list-item>
        <text:list-item>
          <text:p text:style-name="P82"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59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509025012" text:style-name="L6">
        <text:list-item>
          <text:p text:style-name="P84">Gain Unusual Companion (Pozyskanie Nietypowego <text:span text:style-name="T53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<text:soft-page-break/>Greater Designation (Większy Osąd)</text:p>
        </text:list-item>
        <text:list-item>
          <text:p text:style-name="P84"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<text:span text:style-name="T69">y Szał</text:span>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<text:span text:style-name="T70">y</text:span>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3155175800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<text:span text:style-name="T63">a</text:span>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><text:soft-page-break/></text:p>
      <text:list xml:id="list2822164460" text:style-name="L8">
        <text:list-item>
          <text:p text:style-name="P87"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3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3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5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<text:soft-page-break/>Inner Defense (Wewnętrzna Obrona)</text:p>
        </text:list-item>
        <text:list-item>
          <text:p text:style-name="P88"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1354577725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1437282620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1434118960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<text:soft-page-break/>Learning the Path (Nauka w Biegu)</text:p>
        </text:list-item>
        <text:list-item>
          <text:p text:style-name="P97"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<text:span text:style-name="T74">Przetrwanie w Dziczy</text:span>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1017553816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7">a</text:span>chine Companion (<text:span text:style-name="T53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<text:span text:style-name="T73">e</text:span>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</text:span><text:span text:style-name="T72">y</text:span><text:span text:style-name="T33">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8">(Krótki Lot)</text:span></text:p>
            </text:list-item>
            <text:list-item>
              <text:p text:style-name="P103">Cypher Pod <text:span text:style-name="T58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<text:soft-page-break/>Mastery with Defense (Mistrzostwo Obrony)</text:p>
        </text:list-item>
        <text:list-item>
          <text:p text:style-name="P103"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7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1015495446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0">Większa </text:span>Negacja Zagrożenia)</text:p>
        </text:list-item>
        <text:list-item>
          <text:p text:style-name="P107"><text:soft-page-break/>Negotiatie (Negocjacja)</text:p>
        </text:list-item>
        <text:list-item>
          <text:p text:style-name="P107"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3384214626" text:style-name="L14">
        <text:list-item>
          <text:p text:style-name="P108">Object Bond (Więź z Obiektem)</text:p>
        </text:list-item>
        <text:list-item>
          <text:p text:style-name="P109">Object Bond Mastery (Mistrzostwo Więzi <text:span text:style-name="T63">z</text:span> 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298042232" text:style-name="L15">
        <text:list-item>
          <text:p text:style-name="P111">Parry (Blok<text:span text:style-name="T49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<text:soft-page-break/>Phased Atak (Atak Fazowy)</text:p>
        </text:list-item>
        <text:list-item>
          <text:p text:style-name="P112"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71">y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3139183230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u<text:span text:style-name="T68">i</text:span>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<text:soft-page-break/>Quick Strike (Szybki Cios)</text:p>
        </text:list-item>
        <text:list-item>
          <text:p text:style-name="P115"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2897051124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<text:soft-page-break/>Reveal (Ujawnienie)</text:p>
        </text:list-item>
        <text:list-item>
          <text:p text:style-name="P121"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1782975377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4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<text:soft-page-break/>Shatter (Strzaskanie)</text:p>
        </text:list-item>
        <text:list-item>
          <text:p text:style-name="P124"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2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3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<text:soft-page-break/>Stare Them Down (Pojedynek Spojrzeń)</text:p>
        </text:list-item>
        <text:list-item>
          <text:p text:style-name="P126"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8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8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4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3997109632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ic (Telepatia)</text:p>
        </text:list-item>
        <text:list-item>
          <text:p text:style-name="P129">Telepat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<text:soft-page-break/>Temporal Acceleration (Przyspieszenie Czasoprzestrzenne)</text:p>
        </text:list-item>
        <text:list-item>
          <text:p text:style-name="P129"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39">ż</text:span>dżyciel)</text:p>
        </text:list-item>
        <text:list-item>
          <text:p text:style-name="P129">Trained Excavator (Wyszkolony <text:span text:style-name="T40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1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3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2">Błyskotliwe Ruchy</text:span>)</text:p>
        </text:list-item>
        <text:list-item>
          <text:p text:style-name="P132">Twist of Fate (Zmiana Przeznaczenia)</text:p>
        </text:list-item>
        <text:list-item>
          <text:p text:style-name="P132"><text:soft-page-break/>Twisting the Knife (Obrócenie Noża)</text:p>
        </text:list-item>
        <text:list-item>
          <text:p text:style-name="P132">Two Things at Once (Dwie Sprawy na Raz)</text:p>
        </text:list-item>
      </text:list>
      <text:p text:style-name="P40"/>
      <text:p text:style-name="P41">U</text:p>
      <text:p text:style-name="P40"/>
      <text:list xml:id="list4243160397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3">Nietykalny</text:span>)</text:p>
        </text:list-item>
        <text:list-item>
          <text:p text:style-name="P134">Untouchable While Moving (<text:span text:style-name="T43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3888587687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<text:span text:style-name="T66">e</text:span>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1699574633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<text:soft-page-break/>Weightless Shot (Wystrzał Mikrograwitacyjny)</text:p>
        </text:list-item>
        <text:list-item>
          <text:p text:style-name="P137"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r<text:span text:style-name="T74">o</text:span>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201162921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657352620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6-09T00:27:16.460000000</dc:date>
    <meta:editing-duration>PT19H27M50S</meta:editing-duration>
    <meta:editing-cycles>67</meta:editing-cycles>
    <meta:document-statistic meta:table-count="0" meta:image-count="0" meta:object-count="0" meta:page-count="23" meta:paragraph-count="1135" meta:word-count="5802" meta:character-count="38428" meta:non-whitespace-character-count="34863"/>
  </office:meta>
</office:document-meta>
</file>